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fo:font-size="16pt" style:font-size-asian="16pt" fo:language="de" fo:country="DE"/>
    </style:style>
    <style:style style:name="P2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3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7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8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9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1" style:parent-style-name="Listenabsatz" style:list-style-name="LFO1" style:family="paragraph">
      <style:paragraph-properties fo:margin-bottom="0in"/>
    </style:style>
    <style:style style:name="T1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14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6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7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8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9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1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2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3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4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6" style:parent-style-name="Listenabsatz" style:list-style-name="LFO1" style:family="paragraph">
      <style:paragraph-properties fo:margin-bottom="0in"/>
    </style:style>
    <style:style style:name="T2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28" style:parent-style-name="Listenabsatz" style:list-style-name="LFO1" style:family="paragraph">
      <style:paragraph-properties fo:margin-bottom="0in"/>
    </style:style>
    <style:style style:name="T29" style:parent-style-name="Absatz-Standardschriftart" style:family="text">
      <style:text-properties fo:font-size="12pt" style:font-size-asian="12pt" fo:language="de" fo:country="DE"/>
    </style:style>
    <style:style style:name="T3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31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2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3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4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7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8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9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0" style:parent-style-name="Standard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1" style:parent-style-name="Standard" style:family="paragraph">
      <style:paragraph-properties fo:margin-bottom="0in"/>
      <style:text-properties style:font-name-complex="Calibri" fo:font-weight="bold" style:font-weight-asian="bold" fo:font-size="14pt" style:font-size-asian="14pt" fo:language="de" fo:country="DE"/>
    </style:style>
    <style:style style:name="P42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43" style:parent-style-name="Standard" style:family="paragraph">
      <style:paragraph-properties fo:margin-bottom="0in"/>
    </style:style>
    <style:style style:name="T44" style:parent-style-name="Absatz-Standardschriftart" style:family="text">
      <style:text-properties style:font-name-complex="Calibri" fo:font-size="12pt" style:font-size-asian="12pt" fo:language="de" fo:country="DE"/>
    </style:style>
    <style:style style:name="T45" style:parent-style-name="Absatz-Standardschriftart" style:family="text">
      <style:text-properties style:font-name-complex="Calibri" fo:font-size="12pt" style:font-size-asian="12pt" fo:language="de" fo:country="DE"/>
    </style:style>
    <style:style style:name="T4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47" style:parent-style-name="Absatz-Standardschriftart" style:family="text">
      <style:text-properties style:font-name-complex="Calibri" fo:font-size="12pt" style:font-size-asian="12pt" fo:language="de" fo:country="DE"/>
    </style:style>
    <style:style style:name="T4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49" style:parent-style-name="Absatz-Standardschriftart" style:family="text">
      <style:text-properties style:font-name-complex="Calibri" fo:font-size="12pt" style:font-size-asian="12pt" fo:language="de" fo:country="DE"/>
    </style:style>
    <style:style style:name="P50" style:parent-style-name="Standard" style:family="paragraph">
      <style:paragraph-properties fo:margin-bottom="0in"/>
    </style:style>
    <style:style style:name="T51" style:parent-style-name="Absatz-Standardschriftart" style:family="text">
      <style:text-properties style:font-name-complex="Calibri" fo:font-size="12pt" style:font-size-asian="12pt" fo:language="de" fo:country="DE"/>
    </style:style>
    <style:style style:name="T5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3" style:parent-style-name="Absatz-Standardschriftart" style:family="text">
      <style:text-properties style:font-name-complex="Calibri" fo:font-size="12pt" style:font-size-asian="12pt" fo:language="de" fo:country="DE"/>
    </style:style>
    <style:style style:name="T54" style:parent-style-name="Absatz-Standardschriftart" style:family="text">
      <style:text-properties style:font-name-complex="Calibri" fo:font-size="12pt" style:font-size-asian="12pt" fo:language="de" fo:country="DE"/>
    </style:style>
    <style:style style:name="T5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6" style:parent-style-name="Absatz-Standardschriftart" style:family="text">
      <style:text-properties style:font-name-complex="Calibri" fo:font-size="12pt" style:font-size-asian="12pt" fo:language="de" fo:country="DE"/>
    </style:style>
    <style:style style:name="P57" style:parent-style-name="Standard" style:family="paragraph">
      <style:paragraph-properties fo:margin-bottom="0in"/>
    </style:style>
    <style:style style:name="T58" style:parent-style-name="Absatz-Standardschriftart" style:family="text">
      <style:text-properties style:font-name-complex="Calibri" fo:font-size="12pt" style:font-size-asian="12pt" fo:language="de" fo:country="DE"/>
    </style:style>
    <style:style style:name="T5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1" style:parent-style-name="Absatz-Standardschriftart" style:family="text">
      <style:text-properties style:font-name-complex="Calibri" fo:font-size="12pt" style:font-size-asian="12pt" fo:language="de" fo:country="DE"/>
    </style:style>
    <style:style style:name="P62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63" style:parent-style-name="Standard" style:family="paragraph">
      <style:paragraph-properties fo:margin-bottom="0in"/>
    </style:style>
    <style:style style:name="T64" style:parent-style-name="Absatz-Standardschriftart" style:family="text">
      <style:text-properties style:font-name-complex="Calibri" fo:font-weight="bold" style:font-weight-asian="bold" fo:font-size="14pt" style:font-size-asian="14pt" fo:language="de" fo:country="DE"/>
    </style:style>
    <style:style style:name="P65" style:parent-style-name="Standard" style:family="paragraph">
      <style:paragraph-properties fo:margin-bottom="0in"/>
    </style:style>
    <style:style style:name="T66" style:parent-style-name="Absatz-Standardschriftart" style:family="text">
      <style:text-properties fo:font-size="12pt" style:font-size-asian="12pt"/>
    </style:style>
    <style:style style:name="T6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8" style:parent-style-name="Absatz-Standardschriftart" style:family="text">
      <style:text-properties style:font-name-complex="Calibri" fo:font-size="14pt" style:font-size-asian="14pt" fo:language="de" fo:country="DE"/>
    </style:style>
    <style:style style:name="T69" style:parent-style-name="Absatz-Standardschriftart" style:family="text">
      <style:text-properties fo:font-size="12pt" style:font-size-asian="12pt"/>
    </style:style>
    <style:style style:name="T70" style:parent-style-name="Absatz-Standardschriftart" style:family="text">
      <style:text-properties fo:font-size="12pt" style:font-size-asian="12pt"/>
    </style:style>
    <style:style style:name="T7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2" style:parent-style-name="Absatz-Standardschriftart" style:family="text">
      <style:text-properties fo:font-size="12pt" style:font-size-asian="12pt"/>
    </style:style>
    <style:style style:name="T7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4" style:parent-style-name="Absatz-Standardschriftart" style:family="text">
      <style:text-properties fo:font-size="12pt" style:font-size-asian="12pt"/>
    </style:style>
    <style:style style:name="P75" style:parent-style-name="Standard" style:family="paragraph">
      <style:paragraph-properties fo:margin-bottom="0in"/>
    </style:style>
    <style:style style:name="T76" style:parent-style-name="Absatz-Standardschriftart" style:family="text">
      <style:text-properties fo:font-size="12pt" style:font-size-asian="12pt"/>
    </style:style>
    <style:style style:name="T77" style:parent-style-name="Absatz-Standardschriftart" style:family="text">
      <style:text-properties fo:font-size="12pt" style:font-size-asian="12pt"/>
    </style:style>
    <style:style style:name="T78" style:parent-style-name="Absatz-Standardschriftart" style:family="text">
      <style:text-properties style:font-name="Courier New" style:font-name-complex="Courier New" fo:font-size="12pt" style:font-size-asian="12pt"/>
    </style:style>
    <style:style style:name="T79" style:parent-style-name="Absatz-Standardschriftart" style:family="text">
      <style:text-properties fo:font-size="12pt" style:font-size-asian="12pt"/>
    </style:style>
    <style:style style:name="P80" style:parent-style-name="Standard" style:family="paragraph">
      <style:paragraph-properties fo:margin-bottom="0in"/>
      <style:text-properties fo:font-size="12pt" style:font-size-asian="12pt"/>
    </style:style>
    <style:style style:name="P81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82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83" style:parent-style-name="Standard" style:family="paragraph">
      <style:paragraph-properties fo:margin-bottom="0in"/>
    </style:style>
    <style:style style:name="T84" style:parent-style-name="Absatz-Standardschriftart" style:family="text">
      <style:text-properties style:font-name-complex="Calibri" fo:font-size="12pt" style:font-size-asian="12pt" fo:language="de" fo:country="DE"/>
    </style:style>
    <style:style style:name="T8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86" style:parent-style-name="Absatz-Standardschriftart" style:family="text">
      <style:text-properties style:font-name-complex="Calibri" fo:font-size="12pt" style:font-size-asian="12pt" fo:language="de" fo:country="DE"/>
    </style:style>
    <style:style style:name="T8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88" style:parent-style-name="Absatz-Standardschriftart" style:family="text">
      <style:text-properties style:font-name-complex="Calibri" fo:font-size="12pt" style:font-size-asian="12pt" fo:language="de" fo:country="DE"/>
    </style:style>
    <style:style style:name="P89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9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91" style:parent-style-name="Standard" style:family="paragraph">
      <style:paragraph-properties fo:margin-bottom="0in"/>
    </style:style>
    <style:style style:name="T92" style:parent-style-name="Absatz-Standardschriftart" style:family="text">
      <style:text-properties style:font-name-complex="Calibri" fo:font-size="12pt" style:font-size-asian="12pt" fo:language="de" fo:country="DE"/>
    </style:style>
    <style:style style:name="T9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94" style:parent-style-name="Absatz-Standardschriftart" style:family="text">
      <style:text-properties style:font-name-complex="Calibri" fo:font-size="12pt" style:font-size-asian="12pt" fo:language="de" fo:country="DE"/>
    </style:style>
    <style:style style:name="T95" style:parent-style-name="Absatz-Standardschriftart" style:family="text">
      <style:text-properties fo:font-size="12pt" style:font-size-asian="12pt" fo:language="de" fo:country="DE"/>
    </style:style>
    <style:style style:name="T9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97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P98" style:parent-style-name="Standard" style:family="paragraph">
      <style:paragraph-properties fo:margin-bottom="0in"/>
    </style:style>
    <style:style style:name="T99" style:parent-style-name="Absatz-Standardschriftart" style:family="text">
      <style:text-properties style:font-name="Calibri" style:font-name-complex="Calibri" fo:font-size="12pt" style:font-size-asian="12pt" fo:language="de" fo:country="DE"/>
    </style:style>
    <style:style style:name="T10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1" style:parent-style-name="Absatz-Standardschriftart" style:family="text">
      <style:text-properties style:font-name-complex="Calibri" fo:font-size="12pt" style:font-size-asian="12pt" fo:language="de" fo:country="DE"/>
    </style:style>
    <style:style style:name="P102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03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04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05" style:parent-style-name="Standard" style:family="paragraph">
      <style:paragraph-properties fo:margin-bottom="0in"/>
    </style:style>
    <style:style style:name="T106" style:parent-style-name="Absatz-Standardschriftart" style:family="text">
      <style:text-properties style:font-name-complex="Calibri" fo:font-size="12pt" style:font-size-asian="12pt" fo:language="de" fo:country="DE"/>
    </style:style>
    <style:style style:name="T10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8" style:parent-style-name="Absatz-Standardschriftart" style:family="text">
      <style:text-properties style:font-name-complex="Calibri" fo:font-size="12pt" style:font-size-asian="12pt" fo:language="de" fo:country="DE"/>
    </style:style>
    <style:style style:name="T10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0" style:parent-style-name="Absatz-Standardschriftart" style:family="text">
      <style:text-properties style:font-name-complex="Calibri" fo:font-size="12pt" style:font-size-asian="12pt" fo:language="de" fo:country="DE"/>
    </style:style>
    <style:style style:name="P111" style:parent-style-name="Standard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112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13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14" style:parent-style-name="Standard" style:family="paragraph">
      <style:paragraph-properties fo:margin-bottom="0in"/>
    </style:style>
    <style:style style:name="T115" style:parent-style-name="Absatz-Standardschriftart" style:family="text">
      <style:text-properties style:font-name-complex="Calibri" fo:font-size="12pt" style:font-size-asian="12pt" fo:language="de" fo:country="DE"/>
    </style:style>
    <style:style style:name="T11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7" style:parent-style-name="Absatz-Standardschriftart" style:family="text">
      <style:text-properties style:font-name-complex="Calibri" fo:font-size="12pt" style:font-size-asian="12pt" fo:language="de" fo:country="DE"/>
    </style:style>
    <style:style style:name="T11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9" style:parent-style-name="Absatz-Standardschriftart" style:family="text">
      <style:text-properties style:font-name-complex="Calibri" fo:font-size="12pt" style:font-size-asian="12pt" fo:language="de" fo:country="DE"/>
    </style:style>
    <style:style style:name="P12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21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22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123" style:parent-style-name="Standard" style:family="paragraph">
      <style:paragraph-properties fo:margin-bottom="0in"/>
      <style:text-properties fo:font-size="12pt" style:font-size-asian="12pt"/>
    </style:style>
    <style:style style:name="P124" style:parent-style-name="Standard" style:family="paragraph">
      <style:paragraph-properties fo:margin-bottom="0in"/>
      <style:text-properties fo:font-size="12pt" style:font-size-asian="12pt"/>
    </style:style>
    <style:style style:name="P125" style:parent-style-name="Standard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126" style:parent-style-name="Listenabsatz" style:family="paragraph">
      <style:paragraph-properties fo:margin-bottom="0in" fo:margin-left="2in">
        <style:tab-stops/>
      </style:paragraph-properties>
      <style:text-properties fo:font-size="12pt" style:font-size-asian="12pt" fo:language="de" fo:country="DE"/>
    </style:style>
    <style:style style:name="P127" style:parent-style-name="Standard" style:family="paragraph">
      <style:paragraph-properties fo:margin-bottom="0in" fo:margin-left="0.75in">
        <style:tab-stops/>
      </style:paragraph-properties>
      <style:text-properties fo:font-size="12pt" style:font-size-asian="12pt" fo:language="de" fo:country="DE"/>
    </style:style>
    <style:style style:name="P128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129" style:parent-style-name="Listenabsatz" style:family="paragraph">
      <style:paragraph-properties fo:margin-bottom="0in"/>
      <style:text-properties fo:font-size="12pt" style:font-size-asian="12pt" fo:language="de" fo:country="DE"/>
    </style:style>
    <style:style style:name="P130" style:parent-style-name="Listenabsatz" style:family="paragraph">
      <style:paragraph-properties fo:margin-bottom="0in"/>
      <style:text-properties fo:font-size="12pt" style:font-size-asian="12pt" fo:language="de" fo:country="DE"/>
    </style:style>
    <style:style style:name="P131" style:parent-style-name="Listenabsatz" style:family="paragraph">
      <style:paragraph-properties fo:margin-bottom="0in" fo:margin-left="1.5in">
        <style:tab-stops/>
      </style:paragraph-properties>
      <style:text-properties fo:font-size="12pt" style:font-size-asian="12pt" fo:language="de" fo:country="DE"/>
    </style:style>
    <style:style style:name="P132" style:parent-style-name="Standard" style:family="paragraph">
      <style:paragraph-properties fo:margin-bottom="0in" fo:margin-left="1.25in">
        <style:tab-stops/>
      </style:paragraph-properties>
    </style:style>
    <style:style style:name="T133" style:parent-style-name="Absatz-Standardschriftart" style:family="text">
      <style:text-properties fo:font-size="12pt" style:font-size-asian="12pt" fo:language="de" fo:country="DE"/>
    </style:style>
  </office:automatic-styles>
  <office:body>
    <office:text text:use-soft-page-breaks="true">
      <text:p text:style-name="P1">Kommunikationsprotokoll</text:p>
      <text:p text:style-name="P2"/>
      <text:p text:style-name="P3">Raspberry und Website laufen:</text:p>
      <text:list text:style-name="LFO1" text:continue-numbering="true">
        <text:list-item>
          <text:p text:style-name="P4">Raspberry (Server) bekommt von der Website (Client) eine Anfrage</text:p>
          <text:list text:continue-numbering="true">
            <text:list-item>
              <text:p text:style-name="P5">Mögliche Anfragen</text:p>
              <text:list text:continue-numbering="true">
                <text:list-item>
                  <text:p text:style-name="P6">Maschine aktivieren/deaktivieren</text:p>
                  <text:list text:continue-numbering="true">
                    <text:list-item>
                      <text:p text:style-name="P7">Maschine_aktivieren oder Maschine_deaktivieren</text:p>
                    </text:list-item>
                  </text:list>
                </text:list-item>
                <text:list-item>
                  <text:p text:style-name="P8">Raspberry updaten (neustarten)</text:p>
                  <text:list text:continue-numbering="true">
                    <text:list-item>
                      <text:p text:style-name="P9">Raspberry_update</text:p>
                    </text:list-item>
                  </text:list>
                </text:list-item>
                <text:list-item>
                  <text:p text:style-name="P10">Fütterungszeit<text:s/>anzeigen/ändern/hinzufügen</text:p>
                  <text:list text:continue-numbering="true">
                    <text:list-item>
                      <text:p text:style-name="P11"><text:span text:style-name="T12">Fuetterungszeit</text:span><text:span text:style-name="T13">_anzeigen</text:span></text:p>
                    </text:list-item>
                    <text:list-item>
                      <text:p text:style-name="P14">Fuetterungszeit_bearbeiten</text:p>
                    </text:list-item>
                  </text:list>
                </text:list-item>
                <text:list-item>
                  <text:p text:style-name="P15">Maschinenzustand anzeigen (Positionen der Motoren)</text:p>
                  <text:list text:continue-numbering="true">
                    <text:list-item>
                      <text:p text:style-name="P16">Maschinenzustand_anzeigen<text:s/></text:p>
                    </text:list-item>
                  </text:list>
                </text:list-item>
                <text:list-item>
                  <text:p text:style-name="P17">Geräteinformationen anzeigen</text:p>
                  <text:list text:continue-numbering="true">
                    <text:list-item>
                      <text:p text:style-name="P18">Geräteinformation_anzeigen</text:p>
                    </text:list-item>
                  </text:list>
                </text:list-item>
              </text:list>
            </text:list-item>
            <text:list-item>
              <text:p text:style-name="P19">Mögliche Antworten</text:p>
              <text:list text:continue-numbering="true">
                <text:list-item>
                  <text:p text:style-name="P20">Maschine erfolgreich aktiviert/deaktiviert</text:p>
                  <text:list text:continue-numbering="true">
                    <text:list-item>
                      <text:p text:style-name="P21">Maschine_wurde_aktiviert oder Maschine_wurde_deaktiviert</text:p>
                    </text:list-item>
                  </text:list>
                </text:list-item>
                <text:list-item>
                  <text:p text:style-name="P22">Raspberry wird nun geupdatet (neugestartet)</text:p>
                  <text:list text:continue-numbering="true">
                    <text:list-item>
                      <text:p text:style-name="P23">Raspberry_wird_geupdatet</text:p>
                    </text:list-item>
                    <text:list-item>
                      <text:p text:style-name="P24">Raspberry_wurde_geupdatet</text:p>
                    </text:list-item>
                  </text:list>
                </text:list-item>
                <text:list-item>
                  <text:p text:style-name="P25">Fütterungszeit wurde geändert/hinzugefügt</text:p>
                  <text:list text:continue-numbering="true">
                    <text:list-item>
                      <text:p text:style-name="P26"><text:span text:style-name="T27">Fuetterungszeit_Daten</text:span></text:p>
                    </text:list-item>
                    <text:list-item>
                      <text:p text:style-name="P28"><text:span text:style-name="T29">F</text:span><text:span text:style-name="T30">uetterungszeit_wurde_bearbeitet</text:span></text:p>
                    </text:list-item>
                  </text:list>
                </text:list-item>
                <text:list-item>
                  <text:p text:style-name="P31">Maschinenzustand-Daten</text:p>
                  <text:list text:continue-numbering="true">
                    <text:list-item>
                      <text:p text:style-name="P32">Maschinenzustand_Daten</text:p>
                    </text:list-item>
                  </text:list>
                </text:list-item>
                <text:list-item>
                  <text:p text:style-name="P33">Geräteinformationen-Daten</text:p>
                  <text:list text:continue-numbering="true">
                    <text:list-item>
                      <text:p text:style-name="P34">Geräteinformationen_Daten</text:p>
                    </text:list-item>
                  </text:list>
                </text:list-item>
              </text:list>
            </text:list-item>
            <text:list-item>
              <text:p text:style-name="P35">Fehler: Je nach bekommener Anfrage und aufgetretenen Fehler wird eine andere Fehlermeldung zurückgeschickt Die folgenden Fehler werden bei allen Anfragen gleichbehandelt.<text:s/></text:p>
              <text:list text:continue-numbering="true">
                <text:list-item>
                  <text:p text:style-name="P36">Erhaltenen Stream stimmt mit der<text:s/>Prüfsumme<text:s/>nicht überein: Bei diesem Fehler wird der Stream erneut gesendet</text:p>
                  <text:list text:continue-numbering="true">
                    <text:list-item>
                      <text:p text:style-name="P37">Prüfsumme_ungleich_Daten</text:p>
                    </text:list-item>
                  </text:list>
                </text:list-item>
                <text:list-item>
                  <text:p text:style-name="P38">Der erhaltene Stream entspricht keinen der bekannten Streams: Ein Fehler wird zurückgeschickt</text:p>
                  <text:list text:continue-numbering="true">
                    <text:list-item>
                      <text:p text:style-name="P39">Unbekannter_Stream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1">Maschine aktivieren oder deaktivieren</text:p>
      <text:p text:style-name="P42">Hiermit wird festgelegt ob die Maschine aktiv ist und die Fütterungen zu den ausgewählten Zeitpunkten durchführt oder nicht.</text:p>
      <text:soft-page-break/>
      <text:p text:style-name="P43"><text:span text:style-name="T44">Wenn der Server</text:span><text:span text:style-name="T45"><text:s/>vom Client<text:s/></text:span><text:span text:style-name="T46">Maschine_aktivieren</text:span><text:span text:style-name="T47"><text:s/>erhält, aktiviert er die Maschine und antwortet, wenn die Maschine erfolgreich aktiviert wurde, mit<text:s/></text:span><text:span text:style-name="T48">Maschine_wurde_aktiviert</text:span><text:span text:style-name="T49">.<text:s/></text:span></text:p>
      <text:p text:style-name="P50"><text:span text:style-name="T51">Wenn der Server vom Client<text:s/></text:span><text:span text:style-name="T52">Maschine_deaktivieren</text:span><text:span text:style-name="T53"><text:s/>erhält, deaktiviert er die Maschine und antworte</text:span><text:span text:style-name="T54">t, wenn die Maschine erfolgreich deaktiviert wurde, mit<text:s/></text:span><text:span text:style-name="T55">Maschine_wurde_deaktiviert</text:span><text:span text:style-name="T56">.<text:s/></text:span></text:p>
      <text:p text:style-name="P57"><text:span text:style-name="T58">Ein Fehler der auftreten kann ist, dass bei der Aktivierung oder Deaktivierung etwas nicht funktioniert. Falls so ein Fehler auftreten sollte wird dem Client<text:s/></text:span><text:span text:style-name="T59">Maschine_konn</text:span><text:span text:style-name="T60">te_nicht_aktiviert_deaktiviert_werden</text:span><text:span text:style-name="T61">.<text:s/></text:span></text:p>
      <text:p text:style-name="P62"/>
      <text:p text:style-name="P63"><text:span text:style-name="T64">Raspberry updaten</text:span></text:p>
      <text:p text:style-name="P65"><text:span text:style-name="T66">Wenn der Server vom Client<text:s/></text:span><text:span text:style-name="T67">Raspberry_update</text:span><text:span text:style-name="T68"><text:s/></text:span><text:span text:style-name="T69">erhält, dann soll das Raspberry upgedatet werden. Um das Raspberry upzudaten muss es neugestartet werden. Wenn diese Nachricht korrekt erhalten wurde und</text:span><text:span text:style-name="T70"><text:s/>der Updatevorgang eingeleitet wird, wird dem Client<text:s/></text:span><text:span text:style-name="T71">Raspberry_wird_geupdatet</text:span><text:span text:style-name="T72"><text:s/>geschickt. Anschließend wenn das Raspberry erfolgreich gestartet hat (also geupdatet hat) wird mit<text:s/></text:span><text:span text:style-name="T73">Raspberry_wurde_geupdatet</text:span><text:span text:style-name="T74"><text:s/>geantwortet.<text:s/></text:span></text:p>
      <text:p text:style-name="P75"><text:span text:style-name="T76">Wenn beim Updaten ein Fehler auftritt w</text:span><text:span text:style-name="T77">ird dem Client<text:s/></text:span><text:span text:style-name="T78">Update_fehlgeschlagen</text:span><text:span text:style-name="T79"><text:s/>gesendet.</text:span></text:p>
      <text:p text:style-name="P80"/>
      <text:p text:style-name="P81">Fütterungszeit<text:s/>anzeigen/ändern/hinzufügen</text:p>
      <text:p text:style-name="P82">Wenn der Nutzer die momentan eingestellten Zeiten sehen will (den Menüpunkt Fütterungszeiten öffnet), müssen die eingestellten Zeiten übermittelt werden.<text:s/></text:p>
      <text:p text:style-name="P83"><text:span text:style-name="T84">Hierbei wird vom Client<text:s/></text:span><text:span text:style-name="T85">Fuetterungszeit_anzeigen</text:span><text:span text:style-name="T86"><text:s/>an den Server gesendet. Darauf antwortet der Server mit<text:s/></text:span><text:span text:style-name="T87">Fuetterungszeit_&lt;Zeiten&gt;</text:span><text:span text:style-name="T88">, wobei an die Antwort die Daten/Zeiten angehängt werden (&lt;Zeiten&gt; Platzhalter für die eingestellten Zeiten).<text:s/></text:span></text:p>
      <text:p text:style-name="P89"/>
      <text:p text:style-name="P90">Auf der Website wird eine Fütterungszeit geändert und anschließend auf speichern gedrückt.<text:s/></text:p>
      <text:p text:style-name="P91"><text:span text:style-name="T92">Sobald speichern gedrückt wurde, wird vom Client<text:s/></text:span><text:span text:style-name="T93">Fuetterungszeit_bearbeiten</text:span><text:span text:style-name="T94"><text:s/>an den Server geschickt. Wenn die Zeiten erfolgreich geändert und am Raspberry abgespeichert sind wird mit<text:s/></text:span><text:span text:style-name="T95">F</text:span><text:span text:style-name="T96">uetterungszeit_wurde_bearbeitet geantwortet.</text:span><text:span text:style-name="T97"><text:s/></text:span></text:p>
      <text:p text:style-name="P98"><text:span text:style-name="T99">Ob die eigegebene Zeit zulässig ist wird direkt auf der Website überprüft.<text:s/></text:span><text:span text:style-name="T100"><text:s/></text:span><text:span text:style-name="T101"><text:s/></text:span></text:p>
      <text:p text:style-name="P102"/>
      <text:p text:style-name="P103">Maschinenzustand anzeigen</text:p>
      <text:p text:style-name="P104">Wenn der Nutzer den Maschinenzustand einsehen will müssen die IST-Daten der Maschine übermittelt werden.<text:s/></text:p>
      <text:p text:style-name="P105"><text:span text:style-name="T106">Hierbei wird vom Client<text:s/></text:span><text:span text:style-name="T107">Maschinenzustand_anzeigen</text:span><text:span text:style-name="T108"><text:s/>an den Server gesendet. Darauf antwortet der Server mit<text:s/></text:span><text:span text:style-name="T109">Maschinenzustand_Daten_&lt;Daten&gt;</text:span><text:span text:style-name="T110">, wobei an die Antwort die Daten angehängt werden (&lt;Daten&gt; Platzhalter für die aktuellen Daten).<text:s/></text:span></text:p>
      <text:p text:style-name="P111"/>
      <text:p text:style-name="P112">Geräteinformation anzeigen<text:s/></text:p>
      <text:p text:style-name="P113">Wenn der Nutzer die Geräteinformationen einsehen will müssen die IST-Daten der Maschine übermittelt werden.</text:p>
      <text:soft-page-break/>
      <text:p text:style-name="P114"><text:span text:style-name="T115">Hierbei wird vom Client<text:s/></text:span><text:span text:style-name="T116">Geräteinformationen_anzeigen</text:span><text:span text:style-name="T117"><text:s/>an den Server gesendet. Darauf antwortet der Server mit<text:s/></text:span><text:span text:style-name="T118">Geräteinformationen_Daten_&lt;Daten&gt;</text:span><text:span text:style-name="T119">, wobei an die Antwort die Daten angehängt werden (&lt;Daten&gt; Platzhalter für die aktuellen Daten).<text:s/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<text:span text:style-name="T13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0-27T15:00:00Z</meta:creation-date>
    <dc:date>2017-10-28T09:19:00Z</dc:date>
    <meta:template xlink:href="Normal.dotm" xlink:type="simple"/>
    <meta:editing-cycles>10</meta:editing-cycles>
    <meta:editing-duration>PT0S</meta:editing-duration>
    <meta:document-statistic meta:page-count="3" meta:paragraph-count="8" meta:word-count="570" meta:character-count="4160" meta:row-count="29" meta:non-whitespace-character-count="3598"/>
  </office:meta>
</office:document-meta>
</file>